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2.654cm" table:align="margins"/>
    </style:style>
    <style:style style:name="Table2.A" style:family="table-column">
      <style:table-column-properties style:column-width="6.327cm" style:rel-column-width="32767*"/>
    </style:style>
    <style:style style:name="Table2.B" style:family="table-column">
      <style:table-column-properties style:column-width="6.327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elle1" style:family="table">
      <style:table-properties style:width="12.658cm" table:align="margins"/>
    </style:style>
    <style:style style:name="Tabelle1.A" style:family="table-column">
      <style:table-column-properties style:column-width="6.329cm" style:rel-column-width="32767*"/>
    </style:style>
    <style:style style:name="Tabelle1.B" style:family="table-column">
      <style:table-column-properties style:column-width="6.329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/>
      <style:text-properties fo:font-size="10pt" officeooo:paragraph-rsid="00010c92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Verdana" fo:font-size="10pt" style:text-underline-style="none" fo:font-weight="normal" officeooo:paragraph-rsid="00010c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Verdana" fo:font-size="12pt" style:text-underline-style="solid" style:text-underline-width="auto" style:text-underline-color="font-color" fo:font-weight="bold" officeooo:rsid="00010c92" officeooo:paragraph-rsid="00010c92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Verdana" fo:font-size="10pt" style:text-underline-style="none" fo:font-weight="normal" officeooo:paragraph-rsid="00010c92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Verdana" fo:font-size="10pt" style:text-underline-style="none" fo:font-weight="normal" officeooo:paragraph-rsid="00050e74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style:font-name="Verdana" fo:font-size="10pt" style:text-underline-style="none" fo:font-weight="normal" officeooo:paragraph-rsid="00010c92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style:font-name="Verdana" fo:font-size="10pt" style:text-underline-style="none" fo:font-weight="normal" officeooo:paragraph-rsid="00050e74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paragraph-properties fo:line-height="150%" fo:text-align="start" style:justify-single-word="false"/>
      <style:text-properties style:font-name="Verdana" fo:font-size="10pt" style:text-underline-style="none" fo:font-weight="normal" officeooo:paragraph-rsid="00050e7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Verdana" fo:font-size="10pt" style:text-underline-style="none" fo:font-weight="normal" officeooo:paragraph-rsid="00050e74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Verdana" fo:font-size="10pt" style:text-underline-style="none" fo:font-weight="normal" officeooo:rsid="00010c92" officeooo:paragraph-rsid="00010c92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Verdana" fo:font-size="10pt" style:text-underline-style="none" fo:font-weight="normal" officeooo:rsid="00010c92" officeooo:paragraph-rsid="00050e74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Verdana" fo:font-size="10pt" style:text-underline-style="none" fo:font-weight="bold" officeooo:paragraph-rsid="00050e7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Verdana" fo:font-size="12pt" style:text-underline-style="solid" style:text-underline-width="auto" style:text-underline-color="font-color" fo:font-weight="bold" officeooo:rsid="00010c92" officeooo:paragraph-rsid="00050e74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Ubuntu" fo:font-size="10pt" style:text-underline-style="none" fo:font-weight="normal" officeooo:rsid="00010c92" officeooo:paragraph-rsid="00010c92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Ubuntu" fo:font-size="10pt" style:text-underline-style="none" fo:font-weight="normal" officeooo:rsid="00010c92" officeooo:paragraph-rsid="00050e7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0pt" officeooo:paragraph-rsid="00050e74" style:font-size-asian="10pt" style:font-size-complex="10pt"/>
    </style:style>
    <style:style style:name="T1" style:family="text">
      <style:text-properties style:font-name="Verdana" style:text-underline-style="none" fo:font-weight="bold" style:font-weight-asian="bold" style:font-weight-complex="bold"/>
    </style:style>
    <style:style style:name="T2" style:family="text">
      <style:text-properties style:font-name="Verdana" style:text-underline-style="none" fo:font-weight="normal" style:font-weight-asian="normal" style:font-weight-complex="normal"/>
    </style:style>
    <style:style style:name="T3" style:family="text">
      <style:text-properties officeooo:rsid="00010c92"/>
    </style:style>
    <style:style style:name="T4" style:family="text">
      <style:text-properties style:font-name="Ubuntu"/>
    </style:style>
    <style:style style:name="T5" style:family="text">
      <style:text-properties officeooo:rsid="00050e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imon Says – BrainTrainer</text:p>
            <text:p text:style-name="P3">Bauteile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list xml:id="list2896516598718312216" text:style-name="L1">
                    <text:list-item>
                      <text:p text:style-name="P7">1 Platine</text:p>
                    </text:list-item>
                    <text:list-item>
                      <text:p text:style-name="P7">1 9V-Batterieklemme</text:p>
                    </text:list-item>
                    <text:list-item>
                      <text:p text:style-name="P7">1 Spannungsregler 78L05</text:p>
                    </text:list-item>
                    <text:list-item>
                      <text:p text:style-name="P7"><text:span text:style-name="T3">5</text:span> Taster</text:p>
                    </text:list-item>
                    <text:list-item>
                      <text:p text:style-name="P7">2 Elkos 1µF</text:p>
                    </text:list-item>
                    <text:list-item>
                      <text:p text:style-name="P15">5 Widerstände 270<text:span text:style-name="T4">Ω</text:span></text:p>
                    </text:list-item>
                    <text:list-item>
                      <text:p text:style-name="P19">1 Widerstand 10kΩ</text:p>
                    </text:list-item>
                  </text:list>
                </table:table-cell>
                <table:table-cell table:style-name="Table2.B1" office:value-type="string">
                  <text:list xml:id="list140457600402154" text:continue-numbering="true" text:style-name="L1">
                    <text:list-item>
                      <text:p text:style-name="P19">1 Diode</text:p>
                    </text:list-item>
                    <text:list-item>
                      <text:p text:style-name="P7">1 IC-Sockel</text:p>
                    </text:list-item>
                    <text:list-item>
                      <text:p text:style-name="P7">1 ATmega8-Mikrocontroller</text:p>
                    </text:list-item>
                    <text:list-item>
                      <text:p text:style-name="P15">5 LEDs</text:p>
                    </text:list-item>
                    <text:list-item>
                      <text:p text:style-name="P7">1 Piezo-Summer</text:p>
                    </text:list-item>
                    <text:list-item>
                      <text:p text:style-name="P7">4 Schrauben M4 + Muttern</text:p>
                    </text:list-item>
                  </text:list>
                </table:table-cell>
              </table:table-row>
            </table:table>
            <text:p text:style-name="P4"/>
            <text:p text:style-name="P1"><text:span text:style-name="T1">Aufbauhinweise </text:span><text:span text:style-name="T2">(erst lesen, dann löten :))</text:span></text:p>
            <text:list xml:id="list230980638168211099" text:style-name="L2">
              <text:list-item>
                <text:p text:style-name="P10">allgemein gilt: mit den kleinsten Bauteilen beginnen, die größten (Elkos) kommen zum Schluss</text:p>
              </text:list-item>
              <text:list-item>
                <text:p text:style-name="P10">bei den Elkos muss auf richtige Polung geachtet werden: auf dem Bestückungsdruck ist ein (ziemlich) kleines +</text:p>
              </text:list-item>
              <text:list-item>
                <text:p text:style-name="P12"><text:span text:style-name="T5">Auch bei den LEDs auf Polung achten: das kürzere Beinchen zur abgeflachten Seite!</text:span></text:p>
              </text:list-item>
              <text:list-item>
                <text:p text:style-name="P10">den Spannungsregler 78L05 <text:span text:style-name="T3">(IC2) </text:span>gemäß der Zeichnung auf der Platine richtig <text:span text:style-name="T3">he</text:span>rum einlöten</text:p>
              </text:list-item>
              <text:list-item>
                <text:p text:style-name="P10">Der Mikrocontroller (IC1) hat einen Sockel! Bitte erst den Sockel einlöten und erst ganz zum Schluss den IC einsetzen<text:line-break/>ACHTUNG Polung: der IC muss richtig rum rein, Kerbe zu Kerbe!</text:p>
              </text:list-item>
              <text:list-item>
                <text:p text:style-name="P10">Die fertige Schaltung von einem Betreuer kontrollieren lassen (Kurzschlüsse, kalte Lötstellen, …), erst dann darf die 9V-Batterie angeschlossen werden</text:p>
              </text:list-item>
            </text:list>
          </table:table-cell>
          <table:table-cell table:style-name="Table1.B1" office:value-type="string">
            <text:p text:style-name="P18">Simon Says – BrainTrainer</text:p>
            <text:p text:style-name="P17">Bauteile</text:p>
            <table:table table:name="Tabelle1" table:style-name="Tabelle1">
              <table:table-column table:style-name="Tabelle1.A"/>
              <table:table-column table:style-name="Tabelle1.B"/>
              <table:table-row>
                <table:table-cell table:style-name="Tabelle1.A1" office:value-type="string">
                  <text:list xml:id="list140457800696652" text:continue-list="list140457600402154" text:style-name="L1">
                    <text:list-item>
                      <text:p text:style-name="P9">1 Platine</text:p>
                    </text:list-item>
                    <text:list-item>
                      <text:p text:style-name="P9">1 9V-Batterieklemme</text:p>
                    </text:list-item>
                    <text:list-item>
                      <text:p text:style-name="P9">1 Spannungsregler 78L05</text:p>
                    </text:list-item>
                    <text:list-item>
                      <text:p text:style-name="P9"><text:span text:style-name="T3">5</text:span> Taster</text:p>
                    </text:list-item>
                    <text:list-item>
                      <text:p text:style-name="P9">2 Elkos 1µF</text:p>
                    </text:list-item>
                    <text:list-item>
                      <text:p text:style-name="P16">5 Widerstände 270<text:span text:style-name="T4">Ω</text:span></text:p>
                    </text:list-item>
                    <text:list-item>
                      <text:p text:style-name="P20">1 Widerstand 10kΩ</text:p>
                    </text:list-item>
                  </text:list>
                </table:table-cell>
                <table:table-cell table:style-name="Tabelle1.B1" office:value-type="string">
                  <text:list xml:id="list140457582749041" text:continue-numbering="true" text:style-name="L1">
                    <text:list-item>
                      <text:p text:style-name="P20">1 Diode</text:p>
                    </text:list-item>
                    <text:list-item>
                      <text:p text:style-name="P9">1 IC-Sockel</text:p>
                    </text:list-item>
                    <text:list-item>
                      <text:p text:style-name="P9">1 ATmega8-Mikrocontroller</text:p>
                    </text:list-item>
                    <text:list-item>
                      <text:p text:style-name="P16">5 LEDs</text:p>
                    </text:list-item>
                    <text:list-item>
                      <text:p text:style-name="P9">1 Piezo-Summer</text:p>
                    </text:list-item>
                    <text:list-item>
                      <text:p text:style-name="P9">4 Schrauben M4 + Muttern</text:p>
                    </text:list-item>
                  </text:list>
                </table:table-cell>
              </table:table-row>
            </table:table>
            <text:p text:style-name="P14"/>
            <text:p text:style-name="P21"><text:span text:style-name="T1">Aufbauhinweise </text:span><text:span text:style-name="T2">(erst lesen, dann löten :))</text:span></text:p>
            <text:list xml:id="list607985147045074555" text:style-name="L3">
              <text:list-item>
                <text:p text:style-name="P13">allgemein gilt: mit den kleinsten Bauteilen beginnen, die größten (Elkos) kommen zum Schluss</text:p>
              </text:list-item>
              <text:list-item>
                <text:p text:style-name="P13">bei den Elkos muss auf richtige Polung geachtet werden: auf dem Bestückungsdruck ist ein (ziemlich) kleines +</text:p>
              </text:list-item>
              <text:list-item>
                <text:p text:style-name="P13"><text:span text:style-name="T5">Auch bei den LEDs auf Polung achten: das kürzere Beinchen zur abgeflachten Seite!</text:span></text:p>
              </text:list-item>
              <text:list-item>
                <text:p text:style-name="P13">den Spannungsregler 78L05 <text:span text:style-name="T3">(IC2) </text:span>gemäß der Zeichnung auf der Platine richtig <text:span text:style-name="T3">he</text:span>rum einlöten</text:p>
              </text:list-item>
              <text:list-item>
                <text:p text:style-name="P13">Der Mikrocontroller (IC1) hat einen Sockel! Bitte erst den Sockel einlöten und erst ganz zum Schluss den IC einsetzen<text:line-break/>ACHTUNG Polung: der IC muss richtig rum rein, Kerbe zu Kerbe!</text:p>
              </text:list-item>
              <text:list-item>
                <text:p text:style-name="P13">Die fertige Schaltung von einem Betreuer kontrollieren lassen (Kurzschlüsse, kalte Lötstellen, …), erst dann darf die 9V-Batterie angeschlossen werden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0:43:34.54</meta:creation-date>
    <dc:date>2016-08-20T14:04:54.254117263</dc:date>
    <meta:editing-duration>PT22M25S</meta:editing-duration>
    <meta:editing-cycles>3</meta:editing-cycles>
    <meta:generator>LibreOffice/5.1.4.2$Linux_X86_64 LibreOffice_project/10m0$Build-2</meta:generator>
    <meta:document-statistic meta:table-count="3" meta:image-count="0" meta:object-count="0" meta:page-count="1" meta:paragraph-count="44" meta:word-count="334" meta:character-count="1974" meta:non-whitespace-character-count="1720"/>
  </office:meta>
</office:document-meta>
</file>